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6678"/>
    </style:style>
    <style:style style:name="P2" style:family="paragraph" style:parent-style-name="Standard">
      <style:text-properties officeooo:rsid="00026678" officeooo:paragraph-rsid="00026678"/>
    </style:style>
    <style:style style:name="P3" style:family="paragraph" style:parent-style-name="Standard">
      <style:text-properties officeooo:paragraph-rsid="00026678"/>
    </style:style>
    <style:style style:name="P4" style:family="paragraph" style:parent-style-name="Standard">
      <style:text-properties fo:color="#c9211e" loext:opacity="100%" officeooo:rsid="0005128b" officeooo:paragraph-rsid="0005128b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026678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Emphasis">calcular el sou mig dels treballadors del departament 50 que no són cap, 'ST_MAN', llavors comptar quants treballadors cobren igual o més que la mitja</text:span>/</text:p>
      <text:p text:style-name="P1"/>
      <text:p text:style-name="P2"/>
      <text:p text:style-name="P2">use hr;</text:p>
      <text:p text:style-name="P2"/>
      <text:p text:style-name="P2">select count(employee_id)</text:p>
      <text:p text:style-name="P2">from employees </text:p>
      <text:p text:style-name="P2">where salary &gt;=(select avg(salary)</text:p>
      <text:p text:style-name="P2"><text:tab/><text:tab/><text:tab/><text:tab/>from employees</text:p>
      <text:p text:style-name="P2"><text:tab/><text:tab/><text:tab/><text:tab/>where department_id = 50 and job_id != 'ST_MAN')</text:p>
      <text:p text:style-name="P2">and department_id = 50 and job_id != 'ST_MAN';</text:p>
      <text:p text:style-name="P1"/>
      <text:p text:style-name="P1"/>
      <text:p text:style-name="P1"/>
      <text:p text:style-name="P1"/>
      <text:p text:style-name="P1"><text:line-break/><text:line-break/>/<text:span text:style-name="Emphasis">comptar els treballadors del departament 50, comptar quants n'hi ha que cobren igual o més que la mitja (i no són caps) quants n'hi ha que cobren per sota de la mitja (i no són caps) i quants caps hi ha</text:span>/</text:p>
      <text:p text:style-name="P1"/>
      <text:p text:style-name="P1">use hr;</text:p>
      <text:p text:style-name="P1">select count(employee_id) as total_emp,</text:p>
      <text:p text:style-name="P1"><text:tab/>sum(if(salary&gt;= (select avg(salary)</text:p>
      <text:p text:style-name="P1"><text:tab/><text:tab/><text:tab/><text:tab/>from employees</text:p>
      <text:p text:style-name="P1"><text:tab/><text:tab/><text:tab/><text:tab/>where department_id = 50 and job_id != 'ST_MAN') </text:p>
      <text:p text:style-name="P1"><text:tab/><text:tab/><text:tab/><text:tab/><text:tab/>and job_id!= 'ST_MAN',1,0)) as per_sobre,</text:p>
      <text:p text:style-name="P1"><text:s text:c="4"/><text:tab/>sum(<text:span text:style-name="T1">if</text:span>(salary&lt; (select avg(salary)</text:p>
      <text:p text:style-name="P1"><text:tab/><text:tab/><text:tab/><text:tab/>from employees</text:p>
      <text:p text:style-name="P1"><text:tab/><text:tab/><text:tab/><text:tab/>where department_id = 50 and job_id != 'ST_MAN') </text:p>
      <text:p text:style-name="P1"><text:tab/><text:tab/><text:tab/><text:tab/><text:tab/>and job_id!= 'ST_MAN',<text:span text:style-name="T1">1,0</text:span>)) as per_sota,</text:p>
      <text:p text:style-name="P1"><text:s text:c="4"/><text:tab/>sum(if(job_id ='ST_MAN',1,0)) as caps</text:p>
      <text:p text:style-name="P1">from employees where department_id = 50;</text:p>
      <text:p text:style-name="P1"/>
      <text:p text:style-name="P1"/>
      <text:p text:style-name="P4">el 1 indica una suma al contador sum (+1) cuando detecta que el empleado cumple la característica y suma 0 si no la cumple.</text:p>
      <text:p text:style-name="P1"/>
      <text:p text:style-name="P1"/>
      <text:p text:style-name="P5"/>
      <text:p text:style-name="P1"/>
      <text:p text:style-name="P1"><text:line-break/>/<text:span text:style-name="Emphasis">comptar els treballadors del departament 50, comptar quants caps hi ha 'ST_MAN', comptar la resta</text:span>/</text:p>
      <text:p text:style-name="P1"/>
      <text:p text:style-name="P1">use hr;</text:p>
      <text:p text:style-name="P1">select count(employee_id) as total_emp,</text:p>
      <text:p text:style-name="P1"><text:tab/>sum(if(job_id != 'ST_MAN',1,0)) as no_caps,</text:p>
      <text:p text:style-name="P1"><text:tab/>sum(if(job_id ='ST_MAN',1,0))as caps</text:p>
      <text:p text:style-name="P1">from employees where department_id = 50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8:02:55.689178669</meta:creation-date>
    <meta:generator>LibreOffice/7.6.2.1$Windows_X86_64 LibreOffice_project/56f7684011345957bbf33a7ee678afaf4d2ba333</meta:generator>
    <dc:date>2023-12-03T16:43:26.679000000</dc:date>
    <meta:editing-duration>PT13M43S</meta:editing-duration>
    <meta:editing-cycles>2</meta:editing-cycles>
    <meta:document-statistic meta:table-count="0" meta:image-count="0" meta:object-count="0" meta:page-count="1" meta:paragraph-count="28" meta:word-count="205" meta:character-count="1381" meta:non-whitespace-character-count="1151"/>
  </office:meta>
</office:document-meta>
</file>